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 Vilken grupp tillhör ni?</text:span></text:p>
      <text:p text:style-name="P1"><text:span text:style-name="T1">15<text:line-break/><text:line-break/>2. Uppskatta hur stor del av det totala projektet, i procent, som färdigställts hittills!</text:span></text:p>
      <text:p text:style-name="P1"><text:span text:style-name="T1">50%<text:line-break/><text:line-break/>3. Ange vilka delar av projektet som hittills färdigställts!</text:span></text:p>
      <text:p text:style-name="P1"><text:span text:style-name="T1">All hårvara är byggd, analoga joysticks fungerar. Stora delar av programstrukturen får båda processorerna är gjord<text:line-break/><text:line-break/>4. Ange vilka delar av projektet som återstår!</text:span></text:p>
      <text:p text:style-name="P1"><text:span text:style-name="T1">Få LED matrisen att fungera, skicka data med UART från spelprocessorn till displayprocessorn. Implementera programkod för att se om någon spelare vinner. Räkna poäng med 7-segments displayerna. <text:line-break/><text:line-break/>5. Identifiera möjliga framtida problem!</text:span></text:p>
      <text:p text:style-name="P1"><text:span text:style-name="T1">LED matrisen kan vara en utmaning, även att ta emot UART-data och avkoda det rätt kan vara svårt. Det kanske också är svårt att programmera spelprocessorn att upptäcka om någon vinner.<text:line-break/><text:line-break/>5a. Är något/några av dessa problem så allvarliga att det riskerar att stjälpa projektet?</text:span></text:p>
      <text:p text:style-name="P1"><text:span text:style-name="T1">Nej, antagligen inte. <text:line-break/><text:line-break/>5b. Kan man vidtaga några åtgärder för att eliminera problemen? Vilka?</text:span></text:p>
      <text:p text:style-name="P1"><text:span text:style-name="T1">Om vi inte lyckas med vinst-detektering kan vi I värsta fall skippa den funktionen.<text:line-break/><text:line-break/>6. Försök uppskatta en tidplan för resterande delar av projektet. När kommer ni kunna visa en fungerande apparat?</text:span></text:p>
      <text:p text:style-name="P1"><text:span text:style-name="T1">Vi siktar på att vara färdiga den 13 Mars enligt tidsplanen.<text:line-break/><text:line-break/>7. Är arbetsbelastningen jämn över hela gruppen? Om inte, ange varför!</text:span></text:p>
      <text:p text:style-name="P1"><text:span text:style-name="T1">Vissa ha jobbat mer med härdvaran/virandet och andra har kodat mer, men ja, än så länge har den totala arbetsbelastningen varit ganska jämn I gruppen<text:line-break/><text:line-break/>8. Är resurstilldelningen i form av handledning/komponenter/tid tillräcklig? (Motivera tydligt)</text:span></text:p>
      <text:p text:style-name="P1"><text:span text:style-name="T1">Resurstilldelningen är bra i alla former. Vi har fått handledning då vi sökte den. Vi har alla komponenter som vi behöver och vi har lätt att hitta tid som projektet kan arbetas på.<text:line-break/><text:line-break/>9.  Övriga frågor/påståenden/observationer som kursledningen bör ha vetskap om är: </text:span></text:p>
      <text:p text:style-name="P1"><text:span text:style-name="T1">Inge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